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style:style>
    <style:style style:name="ce30" style:family="table-cell" style:parent-style-name="Default" style:data-style-name="N44">
      <style:text-properties style:font-name="Linux Biolinum O"/>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font-name-asian="AR PL SungtiL GB" style:font-name-complex="Lohit Hindi"/>
    </style:style>
    <style:style style:name="ce68"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23" office:value-type="string" calcext:value-type="string">
            <text:p>Things due</text:p>
          </table:table-cell>
          <table:table-cell table:style-name="ce33"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68"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4"/>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4"/>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5"/>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71"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70"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71"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70" office:value-type="string" calcext:value-type="string">
            <text:p>1 Logo DUE</text:p>
          </table:table-cell>
          <table:table-cell table:style-name="ce71"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2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70"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office:value-type="string" calcext:value-type="string">
            <text:p>1 First essay for NMD100 (on first topic from syllabus) DUE<text:span text:style-name="T3">P First five chapters of </text:span></text:p>
          </table:table-cell>
          <table:table-cell table:style-name="ce3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P Scratch quiz game don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69"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26" office:value-type="string" calcext:value-type="string">
            <text:p>1 Scratch quiz game DUE</text:p>
          </table:table-cell>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25"/>
          <table:table-cell table:style-name="ce3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25" office:value-type="string" calcext:value-type="string">
            <text:p>- Jeopardy questions</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don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70" office:value-type="string" calcext:value-type="string">
            <text:p>- <text:span text:style-name="T5">The Victorian Internet</text:span><text:span text:style-name="T4">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26" office:value-type="string" calcext:value-type="string">
            <text:p>- <text:span text:style-name="T5">The Victorian Internet</text:span><text:span text:style-name="T4"> reading and responses for every 1 or 2 chapters DUE</text:span></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70"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one?</text:p>
          </table:table-cell>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6" office:value-type="string" calcext:value-type="string">
            <text:p>- Circles masterwork study DUE</text:p>
          </table:table-cell>
          <table:table-cell table:style-name="ce35"/>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25"/>
          <table:table-cell table:style-name="ce3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 Comic final outline don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27" office:value-type="string" calcext:value-type="string">
            <text:p>- Comic final outline DUE</text:p>
          </table:table-cell>
          <table:table-cell table:style-name="ce35"/>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24"/>
          <table:table-cell table:style-name="ce3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Rent check DUE $401,19</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27" office:value-type="string" calcext:value-type="string">
            <text:p>0 War of the Worlds blog pos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27" office:value-type="string" calcext:value-type="string">
            <text:p>P War of the Worlds blog post</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1 Frogger game DUE- Portrai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office:value-type="string" calcext:value-type="string">
            <text:p>- Resource post 10: 31 Oct. DUE</text:p>
          </table:table-cell>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27"/>
          <table:table-cell table:style-name="ce3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27"/>
          <table:table-cell table:style-name="ce35"/>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27"/>
          <table:table-cell table:style-name="ce35"/>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7"/>
          <table:table-cell table:style-name="ce35"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27" office:value-type="string" calcext:value-type="string">
            <text:p>- The Circle reading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27" office:value-type="string" calcext:value-type="string">
            <text:p>- Resource post 11: 7 Nov.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27" office:value-type="string" calcext:value-type="string">
            <text:p>- Research Project summary DUE </text:p>
          </table:table-cell>
          <table:table-cell table:style-name="ce35"/>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27" office:value-type="string" calcext:value-type="string">
            <text:p>- Jeopardy questions based on summary DUE</text:p>
          </table:table-cell>
          <table:table-cell table:style-name="ce35"/>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27" office:value-type="string" calcext:value-type="string">
            <text:p>- "Powerpoint" based on summary DUE</text:p>
          </table:table-cell>
          <table:table-cell table:style-name="ce35"/>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1 Research Project DUE - Resource post 12: 14 Nov. DUE</text:p>
          </table:table-cell>
          <table:table-cell table:style-name="ce35"/>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office:value-type="string" calcext:value-type="string">
            <text:p>- finish Jeopardy</text:p>
          </table:table-cell>
          <table:table-cell table:style-name="ce35"/>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24" office:value-type="string" calcext:value-type="string">
            <text:p>if this is Friday, p5.js 20-25 shapes picture ue</text:p>
          </table:table-cell>
          <table:table-cell table:style-name="ce35"/>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27" office:value-type="string" calcext:value-type="string">
            <text:p>- Third essay topic in syllabus DUE<text:span text:style-name="T6">- (Resource post 13: 21 Nov. DUE)</text:span></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7" office:value-type="string" calcext:value-type="string">
            <text:p>- 2nd essay topic in syllabus DUE</text:p>
          </table:table-cell>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24"/>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27"/>
          <table:table-cell table:style-name="ce3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24"/>
          <table:table-cell table:style-name="ce35"/>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24"/>
          <table:table-cell table:style-name="ce35"/>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3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28"/>
          <table:table-cell table:style-name="ce4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29" office:value-type="string" calcext:value-type="string">
            <text:p>1 DUE Document Redesign</text:p>
          </table:table-cell>
          <table:table-cell table:style-name="ce4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4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4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4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4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46"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48"/>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49"/>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50"/>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50"/>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50"/>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50"/>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5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5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5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5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55"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56"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5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0"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5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5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6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67"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61"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67"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62"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6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6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65"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66"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 Check NMD442 notes and Slack</text:p>
            <text:p>- Do NMD442</text:p>
          </table:table-cell>
          <table:table-cell table:number-columns-repeated="1015"/>
        </table:table-row>
        <table:table-row table:style-name="ro1">
          <table:table-cell table:style-name="ce2" office:value-type="date" office:date-value="2017-09-19" calcext:value-type="date">
            <text:p>2017-09-19</text:p>
          </table:table-cell>
          <table:table-cell table:number-columns-repeated="7"/>
          <table:table-cell office:value-type="string" calcext:value-type="string">
            <text:p>- NMD442</text:p>
          </table:table-cell>
          <table:table-cell table:number-columns-repeated="5"/>
          <table:table-cell table:style-name="ce31" office:value-type="string" calcext:value-type="string">
            <text:p>- COS301 PART 2 DUE sometime this day!!</text:p>
          </table:table-cell>
          <table:table-cell table:number-columns-repeated="1009"/>
        </table:table-row>
        <table:table-row table:style-name="ro15">
          <table:table-cell table:style-name="ce2"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32" office:value-type="string" calcext:value-type="string">
            <text:p>- NMD324: "Unbreakable" reflection DUE</text:p>
          </table:table-cell>
          <table:table-cell table:number-columns-repeated="1009"/>
        </table:table-row>
        <table:table-row table:style-name="ro5">
          <table:table-cell table:style-name="ce2"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2"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21" calcext:value-type="float">
            <text:p>2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5" calcext:value-type="float">
            <text:p>55</text:p>
          </table:table-cell>
          <table:table-cell table:formula="of:=SUM([.E2:.E9])" office:value-type="float" office:value="67" calcext:value-type="float">
            <text:p>67</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6" calcext:value-type="float">
            <text:p>576</text:p>
          </table:table-cell>
          <table:table-cell table:formula="of:=SUM([.D12:.I12])" office:value-type="float" office:value="364" calcext:value-type="float">
            <text:p>36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8" calcext:value-type="float">
            <text:p>78</text:p>
          </table:table-cell>
          <table:table-cell table:formula="of:=SUM([.E2:.E10])" office:value-type="float" office:value="92" calcext:value-type="float">
            <text:p>92</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3" calcext:value-type="float">
            <text:p>763</text:p>
          </table:table-cell>
          <table:table-cell table:formula="of:=SUM([.D13:.I13])" office:value-type="float" office:value="507" calcext:value-type="float">
            <text:p>50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875" calcext:value-type="float">
            <text:p>6.875</text:p>
          </table:table-cell>
          <table:table-cell table:formula="of:=([.E12]/[.E15])" office:value-type="float" office:value="8.375" calcext:value-type="float">
            <text:p>8.37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416666666667" calcext:value-type="float">
            <text:p>200.416666666667</text:p>
          </table:table-cell>
          <table:table-cell table:formula="of:=SUM([.D16:.I16])" office:value-type="float" office:value="35.4166666666667" calcext:value-type="float">
            <text:p>35.4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75" calcext:value-type="float">
            <text:p>9.75</text:p>
          </table:table-cell>
          <table:table-cell table:formula="of:=([.E13]/[.E15])" office:value-type="float" office:value="11.5" calcext:value-type="float">
            <text:p>11.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833333333333" calcext:value-type="float">
            <text:p>248.833333333333</text:p>
          </table:table-cell>
          <table:table-cell table:formula="of:=SUM([.D17:.I17])" office:value-type="float" office:value="49.3333333333333" calcext:value-type="float">
            <text:p>49.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8">00/00/0000</text:date>, <text:time style:data-style-name="N2" text:time-value="12:10:09.03134595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8T20:36:46.097523950</dc:date>
    <meta:creation-date>2016-09-05T22:47:24Z</meta:creation-date>
    <meta:editing-cycles>1163</meta:editing-cycles>
    <meta:editing-duration>P22DT15H45M39S</meta:editing-duration>
    <meta:generator>LibreOffice/5.2.7.2$Linux_X86_64 LibreOffice_project/20m0$Build-2</meta:generator>
    <meta:document-statistic meta:table-count="4" meta:cell-count="3658" meta:object-count="0"/>
  </office:meta>
</office:document-meta>
</file>